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b055" officeooo:paragraph-rsid="0011b0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R <text:s text:c="5"/>914040048154372 <text:s text:c="3"/>RIC <text:s text:c="4"/>191082.00 <text:s text:c="10"/>0.00 <text:s text:c="7"/>191082.00 </text:p>
      <text:p text:style-name="P1">INR <text:s text:c="5"/>914040048279659 <text:s text:c="3"/>RIC <text:s text:c="3"/>3075795.00 <text:s text:c="10"/>0.00 <text:s text:c="6"/>3075795.00 </text:p>
      <text:p text:style-name="P1">INR <text:s text:c="5"/>915040044740749 <text:s text:c="3"/>RIC <text:s text:c="4"/>363192.00 <text:s text:c="10"/>0.00 <text:s text:c="7"/>363192.00 </text:p>
      <text:p text:style-name="P1">INR <text:s text:c="5"/>915040044751228 <text:s text:c="3"/>RIC <text:s text:c="4"/>363192.00 <text:s text:c="10"/>0.00 <text:s text:c="7"/>363192.00 </text:p>
      <text:p text:style-name="P1">INR <text:s text:c="5"/>915040044752205 <text:s text:c="3"/>RIC <text:s text:c="4"/>363192.00 <text:s text:c="10"/>0.00 <text:s text:c="7"/>363192.00 </text:p>
      <text:p text:style-name="P1">INR <text:s text:c="5"/>915040044754719 <text:s text:c="3"/>RIC <text:s text:c="4"/>363192.00 <text:s text:c="10"/>0.00 <text:s text:c="7"/>363192.00 </text:p>
      <text:p text:style-name="P1">INR <text:s text:c="5"/>915040044755385 <text:s text:c="3"/>RIC <text:s text:c="4"/>363192.00 <text:s text:c="10"/>0.00 <text:s text:c="7"/>363192.00 </text:p>
      <text:p text:style-name="P1">INR <text:s text:c="5"/>915040044755657 <text:s text:c="3"/>RIC <text:s text:c="4"/>363192.00 <text:s text:c="10"/>0.00 <text:s text:c="7"/>363192.00 </text:p>
      <text:p text:style-name="P1">INR <text:s text:c="5"/>915040065375487 <text:s text:c="3"/>RIC <text:s text:c="3"/>2030953.00 <text:s text:c="10"/>0.00 <text:s text:c="6"/>2030953.00 </text:p>
      <text:p text:style-name="P1">INR <text:s text:c="5"/>915040065392916 <text:s text:c="3"/>RIC <text:s text:c="3"/>2030953.00 <text:s text:c="10"/>0.00 <text:s text:c="6"/>2030953.00 </text:p>
      <text:p text:style-name="P1">INR <text:s text:c="5"/>916040063992289 <text:s text:c="3"/>RIC <text:s text:c="3"/>1497448.00 <text:s text:c="10"/>0.00 <text:s text:c="6"/>1497448.00 </text:p>
      <text:p text:style-name="P1">INR <text:s text:c="5"/>916040063993059 <text:s text:c="3"/>RIC <text:s text:c="5"/>93028.00 <text:s text:c="10"/>0.00 <text:s text:c="8"/>93028.00 </text:p>
      <text:p text:style-name="P1">INR <text:s text:c="5"/>917040017295724 <text:s text:c="3"/>RIC <text:s text:c="4"/>124815.00 <text:s text:c="10"/>0.00 <text:s text:c="7"/>124815.00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0.4$Windows_x86 LibreOffice_project/89ea49ddacd9aa532507cbf852f2bb22b1ace28</meta:generator>
    <dc:date>2017-04-13T17:18:05.452000000</dc:date>
    <meta:document-statistic meta:table-count="0" meta:image-count="0" meta:object-count="0" meta:page-count="1" meta:paragraph-count="13" meta:word-count="78" meta:character-count="1014" meta:non-whitespace-character-count="565"/>
    <meta:user-defined meta:name="Info 1"/>
    <meta:user-defined meta:name="Info 2"/>
    <meta:user-defined meta:name="Info 3"/>
    <meta:user-defined meta:name="Info 4"/>
  </office:meta>
</office:document-meta>
</file>